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C00000001A8585CB4BA172A7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Arial" svg:font-family="Arial, 'Helvetica Neue', Helvetica, sans-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sans-serif" svg:font-family="sans-serif"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 Mono2" svg:font-family="'Ubuntu Mono'" style:font-family-generic="system" style:font-pitch="variable"/>
  </office:font-face-decls>
  <office:automatic-styles>
    <style:style style:name="Tableau1" style:family="table">
      <style:table-properties style:width="0.273cm" fo:margin-left="0cm" fo:margin-top="0cm" fo:margin-bottom="0cm" table:align="left" style:writing-mode="lr-tb"/>
    </style:style>
    <style:style style:name="Tableau1.A" style:family="table-column">
      <style:table-column-properties style:column-width="0.273cm"/>
    </style:style>
    <style:style style:name="Tableau1.1" style:family="table-row">
      <style:table-row-properties fo:keep-together="auto"/>
    </style:style>
    <style:style style:name="Tableau1.A1" style:family="table-cell">
      <style:table-cell-properties style:vertical-align="middle" fo:background-color="#ffffff" fo:padding="0cm" fo:border="none">
        <style:background-image/>
      </style:table-cell-properties>
    </style:style>
    <style:style style:name="Tableau2" style:family="table">
      <style:table-properties style:width="3.584cm" fo:margin-left="0cm" fo:margin-top="0cm" fo:margin-bottom="0cm" table:align="left" style:writing-mode="lr-tb"/>
    </style:style>
    <style:style style:name="Tableau2.A" style:family="table-column">
      <style:table-column-properties style:column-width="3.584cm"/>
    </style:style>
    <style:style style:name="Tableau2.1" style:family="table-row">
      <style:table-row-properties fo:keep-together="auto"/>
    </style:style>
    <style:style style:name="Tableau2.A1" style:family="table-cell">
      <style:table-cell-properties style:vertical-align="middle" fo:background-color="#ffffff" fo:padding="0cm" fo:border="none">
        <style:background-image/>
      </style:table-cell-properties>
    </style:style>
    <style:style style:name="Tableau3" style:family="table">
      <style:table-properties style:width="16.002cm" fo:margin-left="-0.002cm" fo:margin-top="0cm" fo:margin-bottom="0cm" table:align="left" style:writing-mode="lr-tb"/>
    </style:style>
    <style:style style:name="Tableau3.A" style:family="table-column">
      <style:table-column-properties style:column-width="4.001cm"/>
    </style:style>
    <style:style style:name="Tableau3.D" style:family="table-column">
      <style:table-column-properties style:column-width="3.999cm"/>
    </style:style>
    <style:style style:name="Tableau3.1" style:family="table-row">
      <style:table-row-properties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D1" style:family="table-cell">
      <style:table-cell-properties fo:background-color="#ffffff" fo:padding-left="0.095cm" fo:padding-right="0.097cm" fo:padding-top="0.097cm" fo:padding-bottom="0.097cm" fo:border="0.25pt solid #000001">
        <style:background-image/>
      </style:table-cell-properties>
    </style:style>
    <style:style style:name="Tableau3.A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D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line-height="0.353cm"/>
      <style:text-properties style:font-name="Times New Roman" fo:font-size="12pt" style:font-name-asian="Times New Roman1" style:font-size-asian="12pt"/>
    </style:style>
    <style:style style:name="P2" style:family="paragraph" style:parent-style-name="Standard">
      <style:paragraph-properties fo:line-height="0.631cm"/>
      <style:text-properties style:font-name="Times New Roman" fo:font-size="12pt" style:font-name-asian="Times New Roman1" style:font-size-asian="12pt"/>
    </style:style>
    <style:style style:name="P3" style:family="paragraph" style:parent-style-name="Standard">
      <style:text-properties style:font-name="Times New Roman" style:font-name-complex="Times New Roman1"/>
    </style:style>
    <style:style style:name="P4" style:family="paragraph" style:parent-style-name="Standard">
      <style:text-properties style:font-name="Times New Roman" fo:font-size="11pt" style:font-size-asian="11pt" style:font-name-complex="Times New Roman1" style:font-size-complex="11pt"/>
    </style:style>
    <style:style style:name="P5" style:family="paragraph" style:parent-style-name="Standard">
      <style:text-properties style:font-name="Times New Roman" fo:font-size="11pt" fo:language="en" fo:country="US" style:font-size-asian="11pt" style:font-name-complex="Times New Roman1" style:font-size-complex="11pt"/>
    </style:style>
    <style:style style:name="P6" style:family="paragraph" style:parent-style-name="Standard">
      <style:text-properties style:font-name="Times New Roman" fo:language="en" fo:country="US" style:font-name-complex="Times New Roman1"/>
    </style:style>
    <style:style style:name="P7" style:family="paragraph" style:parent-style-name="Standard">
      <style:paragraph-properties fo:line-height="0.527cm"/>
    </style:style>
    <style:style style:name="P8" style:family="paragraph" style:parent-style-name="Standard">
      <style:text-properties fo:font-variant="normal" fo:text-transform="none" fo:color="#000000" style:font-name="sans-serif" fo:font-size="10pt" fo:letter-spacing="normal" fo:font-style="normal" fo:font-weight="normal" style:font-size-asian="10pt" style:font-style-asian="normal" style:font-weight-asian="normal"/>
    </style:style>
    <style:style style:name="P9" style:family="paragraph" style:parent-style-name="Standard">
      <style:text-properties fo:font-size="11pt" style:font-size-asian="11pt" style:font-size-complex="11pt"/>
    </style:style>
    <style:style style:name="P10" style:family="paragraph" style:parent-style-name="Standard">
      <style:text-properties fo:language="fr" fo:country="FR"/>
    </style:style>
    <style:style style:name="P11" style:family="paragraph" style:parent-style-name="Standard">
      <style:text-properties fo:language="fr" fo:country="FR" officeooo:paragraph-rsid="002b49f3"/>
    </style:style>
    <style:style style:name="P12" style:family="paragraph" style:parent-style-name="Standard">
      <style:paragraph-properties fo:margin-left="5.08cm" fo:margin-right="0cm" fo:line-height="100%" fo:text-indent="0cm" style:auto-text-indent="false"/>
    </style:style>
    <style:style style:name="P13" style:family="paragraph" style:parent-style-name="Standard">
      <style:paragraph-properties fo:margin-left="2.081cm" fo:margin-right="0cm" fo:line-height="95%" fo:text-indent="0cm" style:auto-text-indent="false"/>
    </style:style>
    <style:style style:name="P14" style:family="paragraph" style:parent-style-name="Standard">
      <style:paragraph-properties fo:line-height="0.353cm" fo:padding-left="0cm" fo:padding-right="0cm" fo:padding-top="0cm" fo:padding-bottom="0.035cm" fo:border-left="none" fo:border-right="none" fo:border-top="none" fo:border-bottom="0.51pt solid #00000a"/>
      <style:text-properties style:font-name="Times New Roman" fo:font-size="12pt" style:font-name-asian="Times New Roman1" style:font-size-asian="12pt"/>
    </style:style>
    <style:style style:name="P15" style:family="paragraph" style:parent-style-name="Standard" style:master-page-name="Standard">
      <style:paragraph-properties fo:line-height="100%" style:page-number="auto"/>
    </style:style>
    <style:style style:name="P16" style:family="paragraph" style:parent-style-name="Footer">
      <style:paragraph-properties fo:text-align="end" style:justify-single-word="false"/>
    </style:style>
    <style:style style:name="P17" style:family="paragraph" style:parent-style-name="Default">
      <style:text-properties fo:font-size="14.5pt" style:font-size-asian="14.5pt" style:font-size-complex="14.5pt"/>
    </style:style>
    <style:style style:name="P18" style:family="paragraph" style:parent-style-name="Default">
      <style:text-properties fo:font-size="14.5pt" fo:font-weight="bold" style:font-size-asian="14.5pt" style:font-weight-asian="bold" style:font-size-complex="14.5pt"/>
    </style:style>
    <style:style style:name="P19" style:family="paragraph" style:parent-style-name="Default">
      <style:text-properties fo:font-size="14.5pt" fo:font-weight="bold" style:font-size-asian="14.5pt" style:font-weight-asian="bold" style:font-size-complex="14.5pt" style:font-weight-complex="bold"/>
    </style:style>
    <style:style style:name="P20" style:family="paragraph" style:parent-style-name="Default">
      <style:paragraph-properties fo:text-align="justify" style:justify-single-word="false"/>
    </style:style>
    <style:style style:name="P21" style:family="paragraph" style:parent-style-name="Default">
      <style:text-properties fo:font-size="11pt" style:font-size-asian="11pt" style:font-size-complex="11pt"/>
    </style:style>
    <style:style style:name="P22" style:family="paragraph" style:parent-style-name="Default">
      <style:paragraph-properties fo:text-align="justify" style:justify-single-word="false"/>
      <style:text-properties fo:font-size="11pt" style:font-size-asian="11pt" style:font-size-complex="11pt"/>
    </style:style>
    <style:style style:name="P23" style:family="paragraph" style:parent-style-name="Default">
      <style:text-properties fo:font-size="11pt" officeooo:rsid="00266103" officeooo:paragraph-rsid="00266103" style:font-size-asian="11pt" style:font-size-complex="11pt"/>
    </style:style>
    <style:style style:name="P24" style:family="paragraph" style:parent-style-name="Default">
      <style:text-properties fo:font-size="11pt" fo:language="en" fo:country="US" style:font-size-asian="11pt" style:font-size-complex="11pt"/>
    </style:style>
    <style:style style:name="P25" style:family="paragraph" style:parent-style-name="Default">
      <style:text-properties style:font-name="Times New Roman" fo:font-size="11pt" fo:language="en" fo:country="US" style:font-size-asian="11pt" style:font-name-complex="Times New Roman1" style:font-size-complex="11pt"/>
    </style:style>
    <style:style style:name="P26" style:family="paragraph" style:parent-style-name="Default">
      <style:text-properties officeooo:rsid="0029d802" officeooo:paragraph-rsid="0029d802"/>
    </style:style>
    <style:style style:name="P27" style:family="paragraph" style:parent-style-name="Default">
      <style:paragraph-properties fo:margin-left="1.27cm" fo:margin-right="0cm" fo:text-indent="0cm" style:auto-text-indent="false"/>
      <style:text-properties fo:font-size="11pt" fo:language="en" fo:country="US" style:font-size-asian="11pt" style:font-size-complex="11pt"/>
    </style:style>
    <style:style style:name="P28" style:family="paragraph" style:parent-style-name="Default">
      <style:paragraph-properties fo:margin-top="0cm" fo:margin-bottom="0.025cm" loext:contextual-spacing="false"/>
    </style:style>
    <style:style style:name="P29" style:family="paragraph" style:parent-style-name="Default">
      <style:paragraph-properties fo:margin-top="0cm" fo:margin-bottom="0.025cm" loext:contextual-spacing="false"/>
      <style:text-properties fo:font-size="11pt" style:font-size-asian="11pt" style:font-size-complex="11pt"/>
    </style:style>
    <style:style style:name="P30" style:family="paragraph" style:parent-style-name="Table_20_Contents">
      <style:paragraph-properties fo:line-height="120%" fo:text-align="start" style:justify-single-word="false"/>
    </style:style>
    <style:style style:name="P31" style:family="paragraph" style:parent-style-name="Table_20_Contents">
      <style:text-properties fo:font-size="2pt" style:font-size-asian="2pt" style:font-size-complex="2pt"/>
    </style:style>
    <style:style style:name="P32" style:family="paragraph" style:parent-style-name="Table_20_Contents">
      <style:text-properties officeooo:rsid="001cb070" officeooo:paragraph-rsid="001cb070"/>
    </style:style>
    <style:style style:name="P33" style:family="paragraph" style:parent-style-name="Table_20_Contents">
      <style:text-properties officeooo:rsid="001dc6b8" officeooo:paragraph-rsid="001dc6b8"/>
    </style:style>
    <style:style style:name="P34" style:family="paragraph" style:parent-style-name="Table_20_Contents">
      <style:text-properties officeooo:rsid="001e9ada" officeooo:paragraph-rsid="001e9ada"/>
    </style:style>
    <style:style style:name="P35" style:family="paragraph" style:parent-style-name="Table_20_Contents">
      <style:text-properties officeooo:rsid="001ef575" officeooo:paragraph-rsid="001ef575"/>
    </style:style>
    <style:style style:name="P36" style:family="paragraph" style:parent-style-name="Table_20_Contents">
      <style:text-properties officeooo:rsid="001f3483" officeooo:paragraph-rsid="001f3483"/>
    </style:style>
    <style:style style:name="P37" style:family="paragraph" style:parent-style-name="Table_20_Contents">
      <style:text-properties officeooo:rsid="0022bb68" officeooo:paragraph-rsid="0022bb68"/>
    </style:style>
    <style:style style:name="P38" style:family="paragraph" style:parent-style-name="Table_20_Contents">
      <style:text-properties officeooo:rsid="002461ef" officeooo:paragraph-rsid="002461ef"/>
    </style:style>
    <style:style style:name="P39" style:family="paragraph" style:parent-style-name="Table_20_Contents">
      <style:text-properties officeooo:rsid="0025a344" officeooo:paragraph-rsid="0025a344"/>
    </style:style>
    <style:style style:name="P40" style:family="paragraph" style:parent-style-name="Table_20_Contents">
      <style:paragraph-properties fo:margin-left="0cm" fo:margin-right="0cm" fo:margin-top="0cm" fo:margin-bottom="0cm" loext:contextual-spacing="false" fo:text-indent="0cm" style:auto-text-indent="false"/>
    </style:style>
    <style:style style:name="P41" style:family="paragraph" style:parent-style-name="List_20_Heading">
      <style:paragraph-properties fo:line-height="100%"/>
    </style:style>
    <style:style style:name="P42" style:family="paragraph" style:parent-style-name="List_20_Heading">
      <style:paragraph-properties fo:margin-left="0cm" fo:margin-right="0cm" fo:margin-top="0cm" fo:margin-bottom="0.499cm" loext:contextual-spacing="false" fo:line-height="100%" fo:text-indent="0cm" style:auto-text-indent="false"/>
    </style:style>
    <style:style style:name="P43" style:family="paragraph" style:parent-style-name="Preformatted_20_Text">
      <style:text-properties fo:color="#0000ff" style:font-name="Ubuntu Mono" fo:font-size="10.5pt" style:font-size-asian="10.5pt"/>
    </style:style>
    <style:style style:name="P44" style:family="paragraph" style:parent-style-name="Preformatted_20_Text">
      <style:text-properties style:font-name="Ubuntu Mono1" fo:font-size="10.3999996185303pt" officeooo:rsid="001cb070" officeooo:paragraph-rsid="001cb070"/>
    </style:style>
    <style:style style:name="P45" style:family="paragraph" style:parent-style-name="Preformatted_20_Text">
      <style:text-properties style:font-name="Ubuntu Mono1" fo:font-size="10.3999996185303pt" officeooo:rsid="001f3483" officeooo:paragraph-rsid="001f3483"/>
    </style:style>
    <style:style style:name="P46" style:family="paragraph" style:parent-style-name="Preformatted_20_Text">
      <style:text-properties style:font-name="Ubuntu Mono1" fo:font-size="10.3999996185303pt" officeooo:rsid="002461ef" officeooo:paragraph-rsid="002461ef"/>
    </style:style>
    <style:style style:name="P47" style:family="paragraph" style:parent-style-name="Preformatted_20_Text">
      <style:text-properties fo:font-size="10.3999996185303pt" style:font-size-asian="11pt" style:font-size-complex="11pt"/>
    </style:style>
    <style:style style:name="P48" style:family="paragraph" style:parent-style-name="Preformatted_20_Text">
      <style:text-properties officeooo:rsid="0022bb68" officeooo:paragraph-rsid="0022bb68"/>
    </style:style>
    <style:style style:name="P49" style:family="paragraph" style:parent-style-name="Preformatted_20_Text">
      <style:text-properties officeooo:rsid="0025a344" officeooo:paragraph-rsid="0025a344"/>
    </style:style>
    <style:style style:name="P50" style:family="paragraph" style:parent-style-name="Preformatted_20_Text">
      <style:paragraph-properties fo:margin-top="0cm" fo:margin-bottom="0cm" loext:contextual-spacing="false"/>
    </style:style>
    <style:style style:name="P51" style:family="paragraph" style:parent-style-name="Preformatted_20_Text">
      <style:paragraph-properties fo:margin-top="0cm" fo:margin-bottom="0cm" loext:contextual-spacing="false" fo:line-height="120%" fo:text-align="start" style:justify-single-word="false"/>
    </style:style>
    <style:style style:name="P52" style:family="paragraph" style:parent-style-name="Preformatted_20_Text">
      <style:paragraph-properties fo:margin-top="0cm" fo:margin-bottom="0cm" loext:contextual-spacing="false"/>
      <style:text-properties officeooo:rsid="0028281a" officeooo:paragraph-rsid="0028281a"/>
    </style:style>
    <style:style style:name="P53" style:family="paragraph" style:parent-style-name="Preformatted_20_Text">
      <style:paragraph-properties fo:margin-left="0cm" fo:margin-right="0cm" fo:margin-top="0cm" fo:margin-bottom="0cm" loext:contextual-spacing="false" fo:text-indent="0cm" style:auto-text-indent="false"/>
    </style:style>
    <style:style style:name="P54" style:family="paragraph" style:parent-style-name="Preformatted_20_Text">
      <style:paragraph-properties fo:margin-left="0cm" fo:margin-right="0cm" fo:margin-top="0cm" fo:margin-bottom="0cm" loext:contextual-spacing="false" fo:line-height="120%" fo:text-align="start" style:justify-single-word="false" fo:text-indent="0cm" style:auto-text-indent="false"/>
    </style:style>
    <style:style style:name="P55"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5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1" fo:font-size="10.3999996185303pt"/>
    </style:style>
    <style:style style:name="P57"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1" fo:font-size="10.3999996185303pt" officeooo:rsid="001fa66b" officeooo:paragraph-rsid="001fa66b"/>
    </style:style>
    <style:style style:name="T1" style:family="text">
      <style:text-properties style:font-name="Times New Roman" fo:font-size="12pt" style:font-name-asian="Times New Roman1" style:font-size-asian="12pt"/>
    </style:style>
    <style:style style:name="T2" style:family="text">
      <style:text-properties style:font-name="Times New Roman" fo:font-size="12pt" fo:font-style="italic" style:font-name-asian="Times New Roman1" style:font-size-asian="12pt" style:font-style-asian="italic" style:font-name-complex="Times New Roman1" style:font-style-complex="italic"/>
    </style:style>
    <style:style style:name="T3" style:family="text">
      <style:text-properties style:font-name="Times New Roman" fo:font-size="14pt" fo:font-weight="bold" style:font-name-asian="Times New Roman1" style:font-size-asian="14pt" style:font-weight-asian="bold"/>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fo:language="en" fo:country="US" style:font-size-asian="11pt" style:font-name-complex="Times New Roman1" style:font-size-complex="11pt"/>
    </style:style>
    <style:style style:name="T6" style:family="text">
      <style:text-properties style:font-name="Times New Roman" fo:font-size="11pt" fo:language="en" fo:country="US" fo:font-style="italic" style:font-size-asian="11pt" style:font-style-asian="italic" style:font-name-complex="Times New Roman1" style:font-size-complex="11pt" style:font-style-complex="italic"/>
    </style:style>
    <style:style style:name="T7" style:family="text">
      <style:text-properties style:font-name="Times New Roman" style:font-name-complex="Times New Roman1"/>
    </style:style>
    <style:style style:name="T8" style:family="text">
      <style:text-properties style:font-name="Times New Roman" fo:language="en" fo:country="US" style:font-name-complex="Times New Roman1"/>
    </style:style>
    <style:style style:name="T9" style:family="text">
      <style:text-properties fo:font-size="14.5pt" fo:font-weight="bold" style:font-size-asian="14.5pt" style:font-weight-asian="bold"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5pt" style:font-size-asian="14.5pt" style:font-size-complex="14.5pt"/>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ize="11pt" fo:language="en" fo:country="US" fo:font-style="italic" style:font-name-asian="Times New Roman1" style:font-size-asian="11pt" style:font-style-asian="italic" style:font-name-complex="Times New Roman1" style:font-size-complex="11pt" style:font-style-complex="italic"/>
    </style:style>
    <style:style style:name="T17" style:family="text">
      <style:text-properties fo:font-size="11pt" fo:language="en" fo:country="US" fo:font-style="italic" style:font-size-asian="11pt" style:font-style-asian="italic" style:font-size-complex="11pt" style:font-style-complex="italic"/>
    </style:style>
    <style:style style:name="T18" style:family="text">
      <style:text-properties fo:font-size="11pt" fo:language="en" fo:country="US" fo:font-style="italic" style:font-size-asian="11pt" style:font-style-asian="italic" style:font-name-complex="Times New Roman1" style:font-size-complex="11pt" style:font-style-complex="italic"/>
    </style:style>
    <style:style style:name="T19" style:family="text">
      <style:text-properties fo:font-size="11pt" fo:language="en" fo:country="US" style:font-size-asian="11pt" style:font-size-complex="11pt"/>
    </style:style>
    <style:style style:name="T20" style:family="text">
      <style:text-properties fo:font-size="11pt" fo:language="en" fo:country="US" style:font-size-asian="11pt" style:font-name-complex="Times New Roman1" style:font-size-complex="11pt"/>
    </style:style>
    <style:style style:name="T21" style:family="text">
      <style:text-properties fo:font-size="11pt" fo:language="en" fo:country="US" fo:font-weight="bold" style:font-size-asian="11pt" style:font-weight-asian="bold" style:font-size-complex="11pt" style:font-weight-complex="bold"/>
    </style:style>
    <style:style style:name="T22" style:family="text">
      <style:text-properties fo:font-variant="normal" fo:text-transform="none" fo:color="#000000" style:font-name="sans-serif" fo:font-size="11pt" fo:letter-spacing="normal" fo:font-style="normal" fo:font-weight="normal" style:font-size-asian="11pt" style:font-style-asian="normal" style:font-weight-asian="normal" style:font-size-complex="11pt"/>
    </style:style>
    <style:style style:name="T23" style:family="text">
      <style:text-properties fo:font-variant="normal" fo:text-transform="none" fo:color="#000000" style:font-name="sans-serif" fo:font-size="11pt" fo:letter-spacing="normal" fo:language="fr" fo:country="FR" fo:font-style="normal" fo:font-weight="normal" style:font-size-asian="11pt" style:font-style-asian="normal" style:font-weight-asian="normal" style:font-size-complex="11pt"/>
    </style:style>
    <style:style style:name="T24" style:family="text">
      <style:text-properties fo:font-variant="normal" fo:text-transform="none" fo:color="#000000" style:font-name="sans-serif" fo:font-size="10pt" fo:letter-spacing="normal" fo:font-style="normal" fo:font-weight="normal" style:font-size-asian="10pt" style:font-style-asian="normal" style:font-weight-asian="normal"/>
    </style:style>
    <style:style style:name="T25" style:family="text">
      <style:text-properties fo:font-variant="normal" fo:text-transform="none" fo:color="#000000" style:font-name="sans-serif" fo:font-size="10pt" fo:letter-spacing="normal" fo:font-style="normal" fo:font-weight="normal" officeooo:rsid="002b49f3" style:font-size-asian="10pt" style:font-style-asian="normal" style:font-weight-asian="normal"/>
    </style:style>
    <style:style style:name="T26" style:family="text">
      <style:text-properties fo:font-variant="normal" fo:text-transform="none" fo:color="#000000" style:font-name="sans-serif" fo:font-size="10pt" fo:letter-spacing="normal" fo:language="fr" fo:country="FR" fo:font-style="normal" fo:font-weight="normal" style:font-size-asian="10pt" style:font-style-asian="normal" style:font-weight-asian="normal"/>
    </style:style>
    <style:style style:name="T27" style:family="text">
      <style:text-properties fo:font-variant="normal" fo:text-transform="none" fo:color="#242729" style:font-name="Arial" fo:font-size="11.5pt" fo:letter-spacing="normal" fo:font-style="normal" fo:font-weight="normal" style:font-size-asian="11.5pt" style:font-style-asian="normal" style:font-weight-asian="normal" style:font-size-complex="11pt"/>
    </style:style>
    <style:style style:name="T28" style:family="text">
      <style:text-properties fo:font-variant="normal" fo:text-transform="none" fo:color="#242729" style:font-name="Arial" fo:font-size="11.5pt" fo:letter-spacing="normal" fo:font-style="normal" fo:font-weight="normal" officeooo:rsid="00266103" style:font-size-asian="11.5pt" style:font-style-asian="normal" style:font-weight-asian="normal" style:font-size-complex="11pt"/>
    </style:style>
    <style:style style:name="T29" style:family="text">
      <style:text-properties style:font-name="Ubuntu Mono" fo:font-size="11pt" style:font-size-asian="11pt" style:font-size-complex="11pt"/>
    </style:style>
    <style:style style:name="T30" style:family="text">
      <style:text-properties style:font-name="Ubuntu Mono" fo:font-size="10.5pt" style:font-size-asian="10.5pt"/>
    </style:style>
    <style:style style:name="T31" style:family="text">
      <style:text-properties style:font-name="Ubuntu Mono" fo:font-size="10.5pt" style:font-size-asian="10.5pt" style:font-size-complex="11pt"/>
    </style:style>
    <style:style style:name="T32" style:family="text">
      <style:text-properties style:font-name="Ubuntu Mono" fo:font-size="10.5pt" style:font-name-asian="Ubuntu Mono2" style:font-size-asian="10.5pt" style:font-name-complex="Ubuntu Mono2" style:font-size-complex="10.5pt"/>
    </style:style>
    <style:style style:name="T33" style:family="text">
      <style:text-properties style:font-name="Ubuntu Mono" fo:font-size="10.5pt" fo:language="en" fo:country="US" style:font-size-asian="10.5pt" style:font-size-complex="11pt"/>
    </style:style>
    <style:style style:name="T34" style:family="text">
      <style:text-properties fo:font-style="italic" style:font-style-asian="italic" style:font-style-complex="italic"/>
    </style:style>
    <style:style style:name="T35" style:family="text">
      <style:text-properties fo:color="#0000ff" style:font-name="Ubuntu Mono" fo:font-size="11pt" style:font-size-asian="11pt" style:font-size-complex="11pt"/>
    </style:style>
    <style:style style:name="T36" style:family="text">
      <style:text-properties fo:color="#0000ff" style:font-name="Ubuntu Mono" fo:font-size="11pt" fo:language="en" fo:country="US" style:font-size-asian="11pt" style:font-size-complex="11pt"/>
    </style:style>
    <style:style style:name="T37" style:family="text">
      <style:text-properties fo:color="#0000ff" style:font-name="Ubuntu Mono" fo:font-size="10.5pt" style:font-size-asian="10.5pt"/>
    </style:style>
    <style:style style:name="T38" style:family="text">
      <style:text-properties fo:color="#0000ff" style:font-name="Ubuntu Mono" fo:font-size="10.5pt" style:font-size-asian="10.5pt" style:font-size-complex="11pt"/>
    </style:style>
    <style:style style:name="T39" style:family="text">
      <style:text-properties fo:color="#0000ff" style:font-name="Ubuntu Mono" fo:font-size="10.5pt" fo:language="en" fo:country="US" style:font-size-asian="10.5pt" style:font-size-complex="11pt"/>
    </style:style>
    <style:style style:name="T40" style:family="text">
      <style:text-properties fo:color="#0000ff" style:font-name="Ubuntu Mono" fo:font-size="10.5pt" fo:language="en" fo:country="US" style:font-size-asian="10.5pt" style:font-name-complex="Times New Roman1" style:font-size-complex="11pt"/>
    </style:style>
    <style:style style:name="T41" style:family="text">
      <style:text-properties style:text-position="super 58%" fo:font-size="11pt" fo:language="en" fo:country="US" style:font-size-asian="11pt" style:font-size-complex="11pt"/>
    </style:style>
    <style:style style:name="T42" style:family="text">
      <style:text-properties style:font-name="Ubuntu Mono1"/>
    </style:style>
    <style:style style:name="T43" style:family="text">
      <style:text-properties style:font-name="Ubuntu Mono1" fo:font-size="10.3999996185303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page1"/><text:span text:style-name="T1">MASTER2- MLDS<text:tab/><text:tab/><text:tab/><text:tab/><text:tab/><text:tab/><text:tab/><text:tab/>Année 2017-2018</text:span></text:p>
      <text:p text:style-name="P1"><draw:frame draw:style-name="fr1" draw:name="Image 2" text:anchor-type="char" svg:x="-0.055cm" svg:y="0.522cm" svg:width="16.695cm" svg:height="0.041cm" draw:z-index="0"><draw:image xlink:href="Pictures/100000000000058C00000001A8585CB4BA172A7C.jpg" xlink:type="simple" xlink:show="embed" xlink:actuate="onLoad"/></draw:frame></text:p>
      <text:p text:style-name="P2"/>
      <text:p text:style-name="P12"><text:span text:style-name="T3">TP.2 Classification supervisée</text:span></text:p>
      <text:p text:style-name="P13"><text:span text:style-name="T3">Régression linéaire - K plus proches voisins – Bayésien naïf</text:span></text:p>
      <text:p text:style-name="P14"/>
      <text:p text:style-name="P1"/>
      <text:p text:style-name="P7"><text:span text:style-name="T1">Rendu : TP <text:s/>à faire <text:s/>en binôme et à envoyer par mail à l’adresse suivante : </text:span><text:a xlink:type="simple" xlink:href="mailto:l.labiod@gmail.com" text:style-name="Internet_20_link" text:visited-style-name="Visited_20_Internet_20_Link"><text:span text:style-name="Internet_20_Link"><text:span text:style-name="T1">l.labiod@gmail.com</text:span></text:span></text:a><text:span text:style-name="T1"> au plus tard le 30 .11.2011</text:span></text:p>
      <text:p text:style-name="Default"/>
      <text:p text:style-name="Default"><text:s/><text:span text:style-name="T10">2 Données réelles (prostate) </text:span></text:p>
      <text:p text:style-name="P17"/>
      <text:p text:style-name="Default"><text:span text:style-name="T9">2.1 Description des données prostate </text:span></text:p>
      <text:p text:style-name="P18"/>
      <text:p text:style-name="P20"><text:span text:style-name="T12">Les données prostate examinent la corrélation entre le niveau de l'antigène spécifique de la prostate et un certain nombre de mesures cliniques chez les hommes qui étaient sur le point de recevoir une prostatectomie radicale. La variable lpsa est la réponse au traitement qui sera discrétiser en deux catégories ; high si lpsa &gt; median(lpsa) et 0 sinon. On veut construire un score de détection de la réponse applicable aux patients. Pour chaque patient on a mesuré une batterie de critères et finalement </text:span><text:span text:style-name="T13">p </text:span><text:span text:style-name="T12">= 3 critères ( lcavol, lweight et age) ont étés retenus pour construire le score. </text:span></text:p>
      <text:p text:style-name="P22"/>
      <text:p text:style-name="Default"><text:span text:style-name="T15">A. Charger le jeu de données dans R, décrire le jeu de données prostate </text:span></text:p>
      <text:p text:style-name="P21"/>
      <text:p text:style-name="Default"><text:span text:style-name="T12">Les donnees prostate ont 97 individus avec 10 variables suivantes :</text:span></text:p>
      <text:p text:style-name="P41"><text:span text:style-name="T22">lcavol :</text:span><text:bookmark text:name="result_box"/><text:span text:style-name="T23">log du volume du cancer</text:span></text:p>
      <text:p text:style-name="P42"><text:span text:style-name="T24">lweight :</text:span><text:bookmark text:name="result_box1"/><text:span text:style-name="T26">log du poids de la prostate</text:span></text:p>
      <text:p text:style-name="P42"><text:span text:style-name="T24">age :</text:span><text:bookmark text:name="result_box2"/><text:span text:style-name="T26">en années</text:span></text:p>
      <text:p text:style-name="P42"><text:span text:style-name="T24">lbph : </text:span><text:bookmark text:name="result_box3"/><text:span text:style-name="T26">log de la quantité d'hyperplasie bénigne de la prostate</text:span></text:p>
      <text:p text:style-name="P42"><text:span text:style-name="T24">svi : </text:span><text:bookmark text:name="result_box4"/><text:span text:style-name="T26">invasion de vésicules séminales</text:span></text:p>
      <text:p text:style-name="P42"><text:span text:style-name="T24">lcp : </text:span><text:bookmark text:name="result_box5"/><text:span text:style-name="T26">log de pénétration capsulaire</text:span></text:p>
      <text:p text:style-name="P42"><text:span text:style-name="T24">gleason : </text:span><text:bookmark text:name="result_box6"/><text:span text:style-name="T26">un vecteur numérique</text:span></text:p>
      <text:p text:style-name="P42"><text:span text:style-name="T24">pgg45 : </text:span><text:bookmark text:name="result_box7"/><text:span text:style-name="T26">pour cent du score de Gleason 4 ou 5</text:span></text:p>
      <text:p text:style-name="P42"><text:span text:style-name="T24">lpsa : </text:span><text:bookmark text:name="result_box8"/><text:span text:style-name="T26">réponse</text:span></text:p>
      <text:p text:style-name="P42"><text:span text:style-name="T24">train : </text:span><text:bookmark text:name="result_box9"/><text:span text:style-name="T26">un vecteur logique</text:span></text:p>
      <text:p text:style-name="P21"/>
      <text:p text:style-name="Default"><text:span text:style-name="T12">utiliser les 3 variables explicatives lcavol, lweight and age pour modéliser les classes g et tracer le nuage des points de ces trois variables en indiquant les classes </text:span></text:p>
      <text:p text:style-name="P21"/>
      <text:p text:style-name="Default"><text:span text:style-name="T16">prostate_scatter_plot.jpeg</text:span></text:p>
      <text:p text:style-name="P3"/>
      <text:p text:style-name="P3"/>
      <text:p text:style-name="P3"/>
      <text:p text:style-name="P3"/>
      <text:p text:style-name="Default"><text:soft-page-break/><text:span text:style-name="T10">2.2 Régression linéaire </text:span></text:p>
      <text:p text:style-name="Default"><text:span text:style-name="T15">B. Pourquoi la régression linéaire n'est pas adaptée!? </text:span></text:p>
      <text:p text:style-name="P10"><text:bookmark text:name="result_box10"/><text:span text:style-name="T27">Si </text:span><text:span text:style-name="T28">on fait</text:span><text:span text:style-name="T27"> la class</text:span><text:span text:style-name="T28">ement</text:span><text:span text:style-name="T27">, </text:span><text:span text:style-name="T28">on veut</text:span><text:span text:style-name="T27"> optimiser quelque chose lié à des erreurs de </text:span><text:span text:style-name="T28">classement</text:span><text:span text:style-name="T27">. </text:span><text:span text:style-name="T28">On se</text:span><text:span text:style-name="T27"> </text:span><text:span text:style-name="T28">soucie</text:span><text:span text:style-name="T27"> seulement de prédire la bonne classe. Lorsqu’</text:span><text:span text:style-name="T28">on fait</text:span><text:span text:style-name="T27"> </text:span><text:span text:style-name="T28">la</text:span><text:span text:style-name="T27"> régression, </text:span><text:span text:style-name="T28">on veut</text:span><text:span text:style-name="T27"> minimiser une certaine distorsion entre la prédiction et la valeur réelle (</text:span><text:span text:style-name="T28">par exemple : </text:span><text:span text:style-name="T27">erreur quadratique moyenne).</text:span></text:p>
      <text:p text:style-name="P21"/>
      <text:p text:style-name="P23">Dans cette situation, on fait la regression pour predire des valeurs binaires</text:p>
      <text:p text:style-name="P21"/>
      <text:p text:style-name="Default"><text:span text:style-name="T12">- coefficients de régression </text:span></text:p>
      <text:p text:style-name="Preformatted_20_Text"><text:bookmark text:name="rstudio_console_output"/><text:span text:style-name="T29">(Intercept) <text:s text:c="6"/>lcavol <text:s text:c="5"/>lweight <text:s text:c="9"/>age </text:span></text:p>
      <text:p text:style-name="P50"><text:span text:style-name="T30">-0.943044969 <text:s/>0.200877054 <text:s/>0.388765006 -0.003983511 </text:span></text:p>
      <text:p text:style-name="P21"/>
      <text:p text:style-name="Default"><text:span text:style-name="T12">- tracer le modèle estimé lcavol et age pour lweight moyen </text:span></text:p>
      <text:p text:style-name="Default"><text:span text:style-name="T17">2_linear_regression_prostate.jpeg</text:span></text:p>
      <text:p text:style-name="P24"/>
      <text:p text:style-name="Default"><text:span text:style-name="T12">- nombre d'exemples mal classés </text:span></text:p>
      <text:p text:style-name="P21"/>
      <text:p text:style-name="Default"><text:span text:style-name="T12">sum(lm.ghat != g) </text:span></text:p>
      <text:p text:style-name="Preformatted_20_Text"><text:bookmark text:name="rstudio_console_output1"/><text:span text:style-name="T35">sum(lm.ghat != g)</text:span></text:p>
      <text:p text:style-name="P50"><text:span text:style-name="T30">[1] 19</text:span></text:p>
      <text:p text:style-name="P21"/>
      <text:p text:style-name="Default"><text:span text:style-name="T12">- erreur de classification </text:span></text:p>
      <text:p text:style-name="P21"/>
      <text:p text:style-name="P53"><text:bookmark text:name="rstudio_console_output2"/><text:span text:style-name="T35">mean(lm.ghat != g)</text:span></text:p>
      <text:p text:style-name="P50"><text:span text:style-name="T30">[1] 0.1958763</text:span></text:p>
      <text:p text:style-name="P21"/>
      <text:p text:style-name="Default"><text:span text:style-name="T12">- matrice de confusion </text:span></text:p>
      <text:p text:style-name="P21"/>
      <text:p text:style-name="P4"/>
      <table:table table:name="Tableau2" table:style-name="Tableau2">
        <table:table-column table:style-name="Tableau2.A"/>
        <table:table-row table:style-name="Tableau2.1">
          <table:table-cell table:style-name="Tableau2.A1" office:value-type="string">
            <text:p text:style-name="P54"><text:bookmark text:name="rstudio_console_output3"/><text:span text:style-name="T37">&gt; table(lm.ghat, g)</text:span></text:p>
            <text:p text:style-name="P51"><text:s text:c="7"/><text:span text:style-name="T30">g</text:span></text:p>
            <text:p text:style-name="P51"><text:span text:style-name="T30">lm.ghat high low</text:span></text:p>
            <text:p text:style-name="P51"><text:s text:c="3"/><text:span text:style-name="T30">high <text:s text:c="2"/>39 <text:s/>11</text:span></text:p>
            <text:p text:style-name="P51"><text:s text:c="3"/><text:span text:style-name="T30">low <text:s text:c="4"/>8 <text:s/>39</text:span></text:p>
          </table:table-cell>
        </table:table-row>
        <table:table-row table:style-name="Tableau2.1">
          <table:table-cell table:style-name="Tableau2.A1" office:value-type="string">
            <table:table table:name="Tableau1" table:style-name="Tableau1">
              <table:table-column table:style-name="Tableau1.A"/>
              <table:table-row table:style-name="Tableau1.1">
                <table:table-cell table:style-name="Tableau1.A1" office:value-type="string">
                  <text:p text:style-name="P30"><text:span text:style-name="T37">&gt; </text:span></text:p>
                </table:table-cell>
              </table:table-row>
            </table:table>
            <text:p text:style-name="Table_20_Contents"/>
          </table:table-cell>
        </table:table-row>
        <table:table-row table:style-name="Tableau2.1">
          <table:table-cell table:style-name="Tableau2.A1" office:value-type="string">
            <text:p text:style-name="P31"/>
          </table:table-cell>
        </table:table-row>
      </table:table>
      <text:p text:style-name="P4"/>
      <text:p text:style-name="P4"/>
      <text:p text:style-name="P4"/>
      <text:p text:style-name="Default"><text:span text:style-name="T10">2.3 KNN </text:span></text:p>
      <text:p text:style-name="P17"/>
      <text:p text:style-name="Default"><text:span text:style-name="T14">C. </text:span><text:span text:style-name="T15">On s’intéresse d’abord à la méthodologie du choix de </text:span><text:span text:style-name="T14">k </text:span></text:p>
      <text:p text:style-name="P21"/>
      <text:p text:style-name="Default"><text:span text:style-name="T12">(1) Créer un jeu de données de données d’apprentissage (75% des données) et un jeu de données test (25% des données) avec le code suivant. </text:span></text:p>
      <text:p text:style-name="P27"/>
      <text:p text:style-name="P21"/>
      <text:p text:style-name="Default"><text:span text:style-name="T12">(2) Calculer les taux d’erreur sur les données test pour </text:span><text:span text:style-name="T13">k </text:span><text:span text:style-name="T12">variant de 1 à 100. Avec la fonction plot, représenter ce taux d’erreur test en fonction de </text:span><text:span text:style-name="T13">k </text:span><text:span text:style-name="T12">(contrôler que l’abscisse du graphique partde 0). Avec la fonction which.min, trouver le nombre de voisins qui donne la plus petite erreur test.</text:span></text:p>
      <text:p text:style-name="Default"><text:span text:style-name="T12">1st test : </text:span></text:p>
      <text:p text:style-name="Preformatted_20_Text"><text:bookmark text:name="rstudio_console_output4"/><text:span text:style-name="T35">&gt; which.min(err_test)</text:span></text:p>
      <text:p text:style-name="P50"><text:span text:style-name="T30">[1] 4</text:span></text:p>
      <text:p text:style-name="P52"><text:span text:style-name="T30">On choit K = 4</text:span></text:p>
      <text:p text:style-name="Default"><text:span text:style-name="T13">KNN_seed_30_train_0.75_test_0.25.jpeg</text:span></text:p>
      <text:p text:style-name="P21"><text:soft-page-break/></text:p>
      <text:p text:style-name="Standard"><text:span text:style-name="T4">(3) Recommencer avec un autre découpage aléatoire apprentissage/test et représenter la courbe d’évolution du taux d’erreur test sur le même graphique qu’à la question précédente.</text:span></text:p>
      <text:p text:style-name="P3"/>
      <text:p text:style-name="Standard"><text:span text:style-name="T19">2</text:span><text:span text:style-name="T41">nd</text:span><text:span text:style-name="T19"> test: </text:span></text:p>
      <text:p text:style-name="Preformatted_20_Text"><text:bookmark text:name="rstudio_console_output5"/><text:span text:style-name="T36">&gt; which.min(err_test)</text:span></text:p>
      <text:p text:style-name="P50"><text:span text:style-name="T30">[1] 4</text:span></text:p>
      <text:p text:style-name="Standard"><text:span text:style-name="T17">KNN_seed_10_train_90_test_7.jpeg</text:span></text:p>
      <text:p text:style-name="Standard"><text:span text:style-name="T8">→ interpreter: </text:span><text:bookmark text:name="result_box11"/><text:span text:style-name="T8">plus d'exemples d'entraînement, meilleure généralisation</text:span></text:p>
      <text:p text:style-name="P6"/>
      <text:p text:style-name="Default"><text:span text:style-name="T12">(4) Exécuter le code suivant et faire un choix pour </text:span><text:span text:style-name="T13">k</text:span><text:span text:style-name="T12">. </text:span></text:p>
      <text:p text:style-name="Preformatted_20_Text"><text:bookmark text:name="rstudio_console_output6"/><text:span text:style-name="T39">&gt; which.min(mean_err_test)</text:span></text:p>
      <text:p text:style-name="P50"><text:span text:style-name="T30">[1] 9</text:span></text:p>
      <text:p text:style-name="P24"/>
      <text:p text:style-name="Default"><text:span text:style-name="T17">KNN_train_90_test_7_multi.jpeg</text:span></text:p>
      <text:p text:style-name="P24"/>
      <text:p text:style-name="Default"><text:span text:style-name="T12">(5) Choisir maintenant le nombre </text:span><text:span text:style-name="T13">k </text:span><text:span text:style-name="T12">de voisin en utilisant par validation croisée (cross validation) leave-one-out (LOO) avec la fonction knn.cv. </text:span></text:p>
      <text:p text:style-name="P21"/>
      <text:p text:style-name="P53"><text:bookmark text:name="rstudio_console_output7"/><text:span text:style-name="T36">&gt; which.min(err_test)</text:span></text:p>
      <text:p text:style-name="P50"><text:span text:style-name="T30">[1] 10</text:span></text:p>
      <text:p text:style-name="P24"/>
      <text:p text:style-name="Default"><text:span text:style-name="T17">KNN LOO.jpeg</text:span></text:p>
      <text:p text:style-name="P3"/>
      <text:p text:style-name="P3"/>
      <text:p text:style-name="Default"><text:span text:style-name="T12">(6) Faire un petit bilan méthodologique concernant le choix du paramètre </text:span><text:span text:style-name="T13">k</text:span><text:span text:style-name="T12">.</text:span></text:p>
      <text:p text:style-name="P26"><text:span text:style-name="T12">On choit la valeur de K qui donne le taux d’erreur minimum de test</text:span></text:p>
      <text:p text:style-name="P21"/>
      <text:p text:style-name="Default"><text:span text:style-name="T15">D. On veut maintenant non seulement choisir </text:span><text:span text:style-name="T14">k </text:span><text:span text:style-name="T15">mais également avoir une idée de l’erreur de prédiction de ce classifieur. Pour cela, il faut utiliser des données n’ayant jamais été utilisées. Les données doivent donc être découpées en trois parties : apprentissage/validation/test .</text:span></text:p>
      <text:p text:style-name="P24"/>
      <text:p text:style-name="Default"><text:span text:style-name="T12">(2) Utiliser la première approche pour choisir </text:span><text:span text:style-name="T13">k </text:span><text:span text:style-name="T12">sur l’ensemble "apprentissage-validation" : </text:span></text:p>
      <text:p text:style-name="P21"/>
      <text:p text:style-name="Default"><text:span text:style-name="T12">i. Choisir </text:span><text:span text:style-name="T13">k </text:span><text:span text:style-name="T12">en découpant les 97 données de l’ensemble "apprentissage-validation" en deux </text:span></text:p>
      <text:p text:style-name="Default"><text:span text:style-name="T12">parties : une partie "apprentissage" (50% des données) et une partie "validation" </text:span></text:p>
      <text:p text:style-name="Default"><text:span text:style-name="T12">(25 % des données). Choisir </text:span><text:span text:style-name="T13">k </text:span><text:span text:style-name="T12">qui minimise le taux d’erreur moyen sur les </text:span></text:p>
      <text:p text:style-name="Default"><text:span text:style-name="T12">ensembles de validations de </text:span><text:span text:style-name="T13">B </text:span><text:span text:style-name="T12">= 25 découpages. </text:span></text:p>
      <text:p text:style-name="P21"/>
      <text:p text:style-name="Default"><text:span text:style-name="T20">Apprentissage: 49</text:span></text:p>
      <text:p text:style-name="Default"><text:span text:style-name="T20">Validation: 24</text:span></text:p>
      <text:p text:style-name="Default"><text:span text:style-name="T20">Test: 24</text:span></text:p>
      <text:p text:style-name="P25"/>
      <text:p text:style-name="Default"><text:span text:style-name="T18">KNN_train_valid_test_mean_err_valid.jpeg</text:span></text:p>
      <text:p text:style-name="Preformatted_20_Text"><text:bookmark text:name="rstudio_console_output8"/><text:span text:style-name="T40">which.min(mean_err_valid)</text:span></text:p>
      <text:p text:style-name="P50"><text:span text:style-name="T30">[1] 5</text:span></text:p>
      <text:p text:style-name="P5"/>
      <text:p text:style-name="Default"><text:span text:style-name="T12">ii. Constuire le classifieur avec ce nombre de voisins sur l’ensemble "apprentissage-validation" et calculer le taux d’erreur des données test. </text:span></text:p>
      <text:p text:style-name="P21"/>
      <text:p text:style-name="Default"><text:span text:style-name="T19">pred &lt;- </text:span><text:span text:style-name="T21">knn</text:span><text:span text:style-name="T19">(Xtrainval[,-1],Xtest[,-1],Xtrainval[,1],k=</text:span><text:span text:style-name="T21">which.min</text:span><text:span text:style-name="T19">(mean_err_valid)) </text:span></text:p>
      <text:p text:style-name="Default"><text:span text:style-name="T21">sum</text:span><text:span text:style-name="T19">(pred!=Xtest[,1])/</text:span><text:span text:style-name="T21">length</text:span><text:span text:style-name="T19">(Xtest[,1]) </text:span></text:p>
      <text:p text:style-name="Preformatted_20_Text"><text:bookmark text:name="rstudio_console_output9"/><text:span text:style-name="T36">&gt; sum(pred!=Xtest[,1])/length(Xtest[,1])</text:span></text:p>
      <text:p text:style-name="P50"><text:span text:style-name="T30">[1] 0.4166667</text:span></text:p>
      <text:p text:style-name="P24"/>
      <text:p text:style-name="P24"/>
      <text:p text:style-name="Default"><text:soft-page-break/><text:span text:style-name="T12">(3) Utiliser la seconde approche pour choisir </text:span><text:span text:style-name="T13">k </text:span><text:span text:style-name="T12">par validation croisée LOO sur l’ensemble "apprentissage validation". Calculer ensuite le taux d’erreur des données test. </text:span></text:p>
      <text:p text:style-name="Preformatted_20_Text"><text:bookmark text:name="rstudio_console_output10"/><text:span text:style-name="T38">&gt; which.min(err_valid) </text:span></text:p>
      <text:p text:style-name="P50"><text:span text:style-name="T30">[1] 5</text:span></text:p>
      <text:p text:style-name="P50"><text:span text:style-name="T37">&gt; pred &lt;- knn(Xtrainval[,-1],Xtest[,-1],Xtrainval[,1],k=which.min(err_valid)) </text:span></text:p>
      <text:p text:style-name="P50"><text:span text:style-name="T37">&gt; sum(pred!=Xtest[,1])/length(Xtest[,1])</text:span></text:p>
      <text:p text:style-name="P50"><text:span text:style-name="T30">[1] 0.4166667</text:span></text:p>
      <text:p text:style-name="P21"/>
      <text:p text:style-name="P25"/>
      <text:p text:style-name="P6"/>
      <text:p text:style-name="P6"/>
      <text:p text:style-name="P20"><text:span text:style-name="T15">E. Pour les courageux, on pourrait recommencer avec plusieurs découpages des données en deux parties "apprentissage-validation" et "test". Cela permettrait d’avoir une erreur test moyenne, et une idée de sa variabilié. C’est assez rapide à faire avec la méthode de LOO pour le choix de </text:span><text:span text:style-name="T14">k. </text:span></text:p>
      <text:p text:style-name="P21"/>
      <text:p text:style-name="Default"><text:span text:style-name="T20">KNN LOO train val test.jpeg</text:span></text:p>
      <text:p text:style-name="P3"/>
      <text:p text:style-name="P19"/>
      <text:p text:style-name="P19"/>
      <text:p text:style-name="P19"/>
      <text:p text:style-name="Default"><text:span text:style-name="T10">2.4 Bayésien naïf </text:span></text:p>
      <text:p text:style-name="P17"/>
      <text:p text:style-name="Default"><text:span text:style-name="T12">1. Appliquer le classifieur byésien naïf sur la table X. </text:span></text:p>
      <text:p text:style-name="P21"/>
      <text:p text:style-name="P53"><text:bookmark text:name="rstudio_console_output11"/><text:span text:style-name="T35">&gt; table(predict(m, prostate.d), g)</text:span></text:p>
      <text:p text:style-name="P50"><text:s text:c="6"/><text:span text:style-name="T30">g</text:span></text:p>
      <text:p text:style-name="P50"><text:s text:c="7"/><text:span text:style-name="T30">high low</text:span></text:p>
      <text:p text:style-name="P50"><text:s text:c="2"/><text:span text:style-name="T30">high <text:s text:c="2"/>31 <text:s text:c="2"/>6</text:span></text:p>
      <text:p text:style-name="P50"><text:s text:c="2"/><text:span text:style-name="T30">low <text:s text:c="3"/>16 <text:s/>44</text:span></text:p>
      <text:p text:style-name="P21"/>
      <text:p text:style-name="P3"/>
      <text:p text:style-name="Default"><text:span text:style-name="T10">3. Données Spam </text:span></text:p>
      <text:p text:style-name="P17"/>
      <text:p text:style-name="Default"><text:span text:style-name="T12">Le jeu de données SPAM est une base de données e-mail, avec 4601 observations et 58 variables descriptives. </text:span></text:p>
      <text:p text:style-name="P21"/>
      <text:p text:style-name="P28"><text:span text:style-name="T12">1. Obtenir une description de la table spam (utiliser le package{kernlab} pour récupérer le jeu de données) </text:span></text:p>
      <text:p text:style-name="P28"><text:span text:style-name="T12">2. Effectuer une première analyse statistique univariée et bivariée de la table spam </text:span></text:p>
      <text:p text:style-name="P28"><text:span text:style-name="T12">3. Réaliser une étude comparative des méthodes de classification suivantes : régression linéaire, k plus proches voisins et le classifieur bayésien naïf sur le jeu de données spam. </text:span></text:p>
      <text:p text:style-name="P28"><text:span text:style-name="T12">4. Refaire la même étude sur le jeu de donnée spam après normalisation (utiliser la normalisation suivante : diviser chaque case nij de la table spam par la racine carrée du produit des sommes marginale ni. Et n.j ) (sqrt(somme(ligne i) * somme(colonne j))</text:span></text:p>
      <text:p text:style-name="Default"><text:span text:style-name="T12">5. Faire un petit bilan concernant les méthodes utilisées et l’impact de la normalisation sur les performances de ces méthodes.</text:span></text:p>
      <text:p text:style-name="Standard"/>
      <text:p text:style-name="Standard">1. Description des donnees SPAM</text:p>
      <text:p text:style-name="P11"><text:bookmark text:name="result_box12"/><text:span text:style-name="T25">C’est u</text:span><text:span text:style-name="T24">n ensemble de données collectées chez Hewlett-Packard Labs, qui classe les 4601 e-mails comme spam ou non-spam. En plus de cette étiquette de classe, il y a 57 variables indiquant la fréquence de certains mots et caractères dans l'e-mail.</text:span></text:p>
      <text:p text:style-name="P11"><text:span text:style-name="T24"/></text:p>
      <text:p text:style-name="P11"><text:bookmark text:name="result_box13"/><text:span text:style-name="T24">Les 48 premières variables contiennent la fréquence du nom de la variable (par exemple, entreprise) dans l'e-mail. Si le nom de la variable commence par </text:span><text:span text:style-name="T25">« num »</text:span><text:span text:style-name="T24"> (par exemple, </text:span><text:soft-page-break/><text:span text:style-name="T24">num650), il indique la fréquence du nombre correspondant (par exemple, 650). Les variables 49-54 indiquent la fréquence des caractères ';', '(', '[', '!', '\ $' Et '\ #'. Les variables 55-57 contiennent la moyenne, la plus longue et la </text:span><text:span text:style-name="T25">totale des lettres majuscules</text:span><text:span text:style-name="T24">. La variable 58 indique le type de courrier </text:span><text:span text:style-name="T25">est</text:span><text:span text:style-name="T24"> "non spam" </text:span><text:span text:style-name="T25">ou</text:span><text:span text:style-name="T24"> "spam".</text:span></text:p>
      <text:p text:style-name="P11"><text:span text:style-name="T24"/></text:p>
      <text:p text:style-name="Standard"><text:span text:style-name="T24"/></text:p>
      <text:p text:style-name="P8"/>
      <text:p text:style-name="Standard">2. Analyse statistique univariee/bivariee</text:p>
      <text:p text:style-name="Standard">J’ai decide’ de laisser les colonnes 55, 56, 57</text:p>
      <text:p text:style-name="Standard"/>
      <text:p text:style-name="P9"/>
      <text:p text:style-name="P28"><text:span text:style-name="T12">3. Réaliser une étude comparative des méthodes de classification suivantes : régression linéaire, k plus proches voisins et le classifieur bayésien naïf sur le jeu de données spam/spam without last 3 columns/spam normalized</text:span></text:p>
      <text:p text:style-name="P29"/>
      <table:table table:name="Tableau3" table:style-name="Tableau3">
        <table:table-column table:style-name="Tableau3.A" table:number-columns-repeated="3"/>
        <table:table-column table:style-name="Tableau3.D"/>
        <table:table-row table:style-name="Tableau3.1">
          <table:table-cell table:style-name="Tableau3.A1" office:value-type="string">
            <text:p text:style-name="Table_20_Contents"/>
          </table:table-cell>
          <table:table-cell table:style-name="Tableau3.A1" office:value-type="string">
            <text:p text:style-name="Table_20_Contents">Spam</text:p>
          </table:table-cell>
          <table:table-cell table:style-name="Tableau3.A1" office:value-type="string">
            <text:p text:style-name="Table_20_Contents">Spam normalized</text:p>
          </table:table-cell>
          <table:table-cell table:style-name="Tableau3.D1" office:value-type="string">
            <text:p text:style-name="Table_20_Contents">spam(without last 3 columns)</text:p>
          </table:table-cell>
        </table:table-row>
        <table:table-row table:style-name="Tableau3.1">
          <table:table-cell table:style-name="Tableau3.A1" office:value-type="string">
            <text:p text:style-name="Table_20_Contents">Regression lineaire</text:p>
          </table:table-cell>
          <table:table-cell table:style-name="Tableau3.A1" office:value-type="string">
            <text:p text:style-name="Default"><text:span text:style-name="T12">erreur de classification </text:span></text:p>
            <text:p text:style-name="P50"><text:bookmark text:name="rstudio_console_output15"/><text:span text:style-name="T31">0.1119322</text:span></text:p>
          </table:table-cell>
          <table:table-cell table:style-name="Tableau3.A1" office:value-type="string">
            <text:p text:style-name="Default"><text:span text:style-name="T12">erreur de classification</text:span></text:p>
            <text:p text:style-name="P47"><text:bookmark text:name="rstudio_console_output12"/><text:span text:style-name="T42">0.1388829</text:span></text:p>
          </table:table-cell>
          <table:table-cell table:style-name="Tableau3.D1" office:value-type="string">
            <text:p text:style-name="Default"><text:span text:style-name="T12">erreur de classification</text:span></text:p>
            <text:p text:style-name="Preformatted_20_Text"><text:bookmark text:name="rstudio_console_output24"/><text:span text:style-name="T29">0.1141056</text:span></text:p>
          </table:table-cell>
        </table:table-row>
        <table:table-row table:style-name="Tableau3.1">
          <table:table-cell table:style-name="Tableau3.A1" office:value-type="string">
            <text:p text:style-name="Table_20_Contents">KNN</text:p>
            <text:p text:style-name="Table_20_Contents">seed(30)</text:p>
            <text:p text:style-name="Table_20_Contents">75 % train, 25 % test</text:p>
            <text:p text:style-name="Table_20_Contents">test with K from 1→ 100</text:p>
          </table:table-cell>
          <table:table-cell table:style-name="Tableau3.A1" office:value-type="string">
            <text:p text:style-name="Table_20_Contents">Minimum error test</text:p>
            <text:p text:style-name="Preformatted_20_Text"><text:bookmark text:name="rstudio_console_output16"/><text:span text:style-name="T30">0.1902693</text:span></text:p>
            <text:p text:style-name="Table_20_Contents">K optimal = 1</text:p>
          </table:table-cell>
          <table:table-cell table:style-name="Tableau3.A1" office:value-type="string">
            <text:p text:style-name="P32">Minimum error test</text:p>
            <text:p text:style-name="P44"><text:bookmark text:name="rstudio_console_output13"/>0.08514335</text:p>
            <text:p text:style-name="P32">K = 9</text:p>
          </table:table-cell>
          <table:table-cell table:style-name="Tableau3.D1" office:value-type="string">
            <text:p text:style-name="Table_20_Contents">Minimum error test</text:p>
            <text:p text:style-name="Preformatted_20_Text"><text:bookmark text:name="rstudio_console_output25"/><text:span text:style-name="T30">0.0799305</text:span></text:p>
            <text:p text:style-name="Table_20_Contents">K = 5</text:p>
          </table:table-cell>
        </table:table-row>
        <table:table-row table:style-name="Tableau3.1">
          <table:table-cell table:style-name="Tableau3.A1" office:value-type="string">
            <text:p text:style-name="Table_20_Contents">KNN</text:p>
            <text:p text:style-name="Table_20_Contents">seed(10)</text:p>
            <text:p text:style-name="Table_20_Contents">75 % train, 25 % test</text:p>
            <text:p text:style-name="Table_20_Contents">test with K from 1→ 100</text:p>
          </table:table-cell>
          <table:table-cell table:style-name="Tableau3.A1" office:value-type="string">
            <text:p text:style-name="P53"><text:bookmark text:name="rstudio_console_output17"/><text:span text:style-name="T30">Minimum error test</text:span></text:p>
            <text:p text:style-name="P53"><text:span text:style-name="T30">0.1720243</text:span></text:p>
            <text:p text:style-name="Table_20_Contents">K optimal = 1</text:p>
          </table:table-cell>
          <table:table-cell table:style-name="Tableau3.A1" office:value-type="string">
            <text:p text:style-name="P56"><text:bookmark text:name="rstudio_console_output14"/>0.0894874</text:p>
            <text:p text:style-name="P33">K = 9</text:p>
          </table:table-cell>
          <table:table-cell table:style-name="Tableau3.D1" office:value-type="string">
            <text:p text:style-name="P40"><text:span text:style-name="T30">Minimum error test</text:span></text:p>
            <text:p text:style-name="P53"><text:bookmark text:name="rstudio_console_output26"/><text:span text:style-name="T30">0.09383145</text:span></text:p>
            <text:p text:style-name="Table_20_Contents">K = 6</text:p>
          </table:table-cell>
        </table:table-row>
        <table:table-row table:style-name="Tableau3.1">
          <table:table-cell table:style-name="Tableau3.A1" office:value-type="string">
            <text:p text:style-name="Table_20_Contents">KNN</text:p>
            <text:p text:style-name="Table_20_Contents">20 decoupages</text:p>
            <text:p text:style-name="Table_20_Contents">75 % train, 25 % test</text:p>
            <text:p text:style-name="Table_20_Contents">test with K from 1→ 100</text:p>
          </table:table-cell>
          <table:table-cell table:style-name="Tableau3.A1" office:value-type="string">
            <text:p text:style-name="Table_20_Contents">Minimum mean error test</text:p>
            <text:p text:style-name="Preformatted_20_Text"><text:bookmark text:name="rstudio_console_output18"/><text:span text:style-name="T30">0.1849696</text:span></text:p>
            <text:p text:style-name="Table_20_Contents">K optimal = 1</text:p>
          </table:table-cell>
          <table:table-cell table:style-name="Tableau3.A1" office:value-type="string">
            <text:p text:style-name="P56"><text:bookmark text:name="rstudio_console_output29"/>0.09039965</text:p>
            <text:p text:style-name="P34">K = 1</text:p>
          </table:table-cell>
          <table:table-cell table:style-name="Tableau3.D1" office:value-type="string">
            <text:p text:style-name="Table_20_Contents">Minimum mean error test</text:p>
            <text:p text:style-name="Preformatted_20_Text"><text:bookmark text:name="rstudio_console_output27"/><text:span text:style-name="T30">0.08913988</text:span></text:p>
            <text:p text:style-name="Table_20_Contents">K = 1</text:p>
          </table:table-cell>
        </table:table-row>
        <table:table-row table:style-name="Tableau3.1">
          <table:table-cell table:style-name="Tableau3.A1" office:value-type="string">
            <text:p text:style-name="Table_20_Contents">KNN CV LOO</text:p>
            <text:p text:style-name="Table_20_Contents">utilise 100 % donnees</text:p>
            <text:p text:style-name="Table_20_Contents">K from 1→ 100</text:p>
          </table:table-cell>
          <table:table-cell table:style-name="Tableau3.A1" office:value-type="string">
            <text:p text:style-name="Table_20_Contents">Minimum error test</text:p>
            <text:p text:style-name="Preformatted_20_Text"><text:bookmark text:name="rstudio_console_output19"/><text:span text:style-name="T30">0.1690937</text:span></text:p>
            <text:p text:style-name="Table_20_Contents">K optimal = 1</text:p>
          </table:table-cell>
          <table:table-cell table:style-name="Tableau3.A1" office:value-type="string">
            <text:p text:style-name="P56"><text:bookmark text:name="rstudio_console_output30"/>0.09039965</text:p>
            <text:p text:style-name="P35">K = 1</text:p>
          </table:table-cell>
          <table:table-cell table:style-name="Tableau3.D1" office:value-type="string">
            <text:p text:style-name="Table_20_Contents">Minimum error test</text:p>
            <text:p text:style-name="Preformatted_20_Text"><text:bookmark text:name="rstudio_console_output28"/><text:span text:style-name="T30">0.08913988</text:span></text:p>
            <text:p text:style-name="Table_20_Contents">K = 1</text:p>
          </table:table-cell>
        </table:table-row>
        <table:table-row table:style-name="Tableau3.1">
          <table:table-cell table:style-name="Tableau3.A1" office:value-type="string">
            <text:p text:style-name="Table_20_Contents">KNN</text:p>
            <text:p text:style-name="Table_20_Contents">seed(30)</text:p>
            <text:p text:style-name="Table_20_Contents">50 % train, 25 % val, 25 % test</text:p>
            <text:p text:style-name="Table_20_Contents">25 decoupages</text:p>
            <text:p text:style-name="Table_20_Contents">K from 1→ 50</text:p>
          </table:table-cell>
          <table:table-cell table:style-name="Tableau3.A1" office:value-type="string">
            <text:p text:style-name="Table_20_Contents">Minimum mean error validation</text:p>
            <text:p text:style-name="Preformatted_20_Text"><text:bookmark text:name="rstudio_console_output20"/><text:span text:style-name="T30">0.2021913</text:span></text:p>
            <text:p text:style-name="Table_20_Contents">K optimal = 1</text:p>
            <text:p text:style-name="Table_20_Contents">Test error</text:p>
            <text:p text:style-name="Preformatted_20_Text"><text:bookmark text:name="rstudio_console_output21"/><text:span text:style-name="T30">0.1902693</text:span></text:p>
          </table:table-cell>
          <table:table-cell table:style-name="Tableau3.A1" office:value-type="string">
            <text:p text:style-name="P56"><text:bookmark text:name="rstudio_console_output35"/>0.09805217</text:p>
            <text:p text:style-name="P36">K = 3</text:p>
            <text:p text:style-name="P45"><text:bookmark text:name="rstudio_console_output36"/>0.1033884</text:p>
            <text:p text:style-name="P36"/>
          </table:table-cell>
          <table:table-cell table:style-name="Tableau3.D1" office:value-type="string">
            <text:p text:style-name="Table_20_Contents">Minimum mean error validation</text:p>
            <text:p text:style-name="Preformatted_20_Text"><text:bookmark text:name="rstudio_console_output34"/><text:span text:style-name="T30">0.1036174</text:span></text:p>
            <text:p text:style-name="Table_20_Contents">K optimal = 3</text:p>
            <text:p text:style-name="Table_20_Contents"><text:span text:style-name="T30">Test error</text:span></text:p>
            <text:p text:style-name="Preformatted_20_Text"><text:bookmark text:name="rstudio_console_output31"/><text:span text:style-name="T30">0.08427454</text:span></text:p>
          </table:table-cell>
        </table:table-row>
        <table:table-row table:style-name="Tableau3.1">
          <table:table-cell table:style-name="Tableau3.A8" office:value-type="string">
            <text:p text:style-name="P36">KNN CV LOO</text:p>
            <text:p text:style-name="P36">75 % train, 25 % test</text:p>
            <text:p text:style-name="P36">K from 1→ 50</text:p>
          </table:table-cell>
          <table:table-cell table:style-name="Tableau3.A8" office:value-type="string">
            <text:p text:style-name="P56"><text:bookmark text:name="rstudio_console_output41"/>0.18</text:p>
            <text:p text:style-name="P38">K = 1</text:p>
            <text:p text:style-name="P46"><text:bookmark text:name="rstudio_console_output42"/>0.1902693</text:p>
            <text:p text:style-name="P38"/>
          </table:table-cell>
          <table:table-cell table:style-name="Tableau3.A8" office:value-type="string">
            <text:p text:style-name="P56"><text:bookmark text:name="rstudio_console_output37"/>0.08811594</text:p>
            <text:p text:style-name="P57">K = 1</text:p>
            <text:p text:style-name="P57"><text:bookmark text:name="rstudio_console_output38"/>0.09470026</text:p>
          </table:table-cell>
          <table:table-cell table:style-name="Tableau3.D8" office:value-type="string">
            <text:p text:style-name="P56"><text:bookmark text:name="rstudio_console_output43"/>0.09333333</text:p>
            <text:p text:style-name="P39">K = 1</text:p>
            <text:p text:style-name="P49"><text:bookmark text:name="rstudio_console_output44"/><text:span text:style-name="T43">0.08688097</text:span></text:p>
          </table:table-cell>
        </table:table-row>
        <table:table-row table:style-name="Tableau3.1">
          <table:table-cell table:style-name="Tableau3.A1" office:value-type="string">
            <text:p text:style-name="Table_20_Contents">KNN CV LOO</text:p>
            <text:p text:style-name="Table_20_Contents">utilise 75 % donnees</text:p>
            <text:p text:style-name="Table_20_Contents">10 decoupage</text:p>
            <text:p text:style-name="Table_20_Contents">K from 1→ 50</text:p>
          </table:table-cell>
          <table:table-cell table:style-name="Tableau3.A1" office:value-type="string">
            <text:p text:style-name="Preformatted_20_Text"><text:bookmark text:name="rstudio_console_output22"/><text:span text:style-name="T37">mean(err_test)</text:span></text:p>
            <text:p text:style-name="P50"><text:span text:style-name="T30">[1] 0.1874891</text:span></text:p>
            <text:p text:style-name="Table_20_Contents"/>
          </table:table-cell>
          <table:table-cell table:style-name="Tableau3.A1" office:value-type="string">
            <text:p text:style-name="P37">Mean test error</text:p>
            <text:p text:style-name="P48"><text:bookmark text:name="rstudio_console_output39"/><text:span text:style-name="T43">0.09183319</text:span></text:p>
          </table:table-cell>
          <table:table-cell table:style-name="Tableau3.D1" office:value-type="string">
            <text:p text:style-name="Table_20_Contents">Mean error test</text:p>
            <text:p text:style-name="Preformatted_20_Text"><text:bookmark text:name="rstudio_console_output32"/><text:span text:style-name="T30">0.09391833</text:span></text:p>
          </table:table-cell>
        </table:table-row>
        <table:table-row table:style-name="Tableau3.1">
          <table:table-cell table:style-name="Tableau3.A1" office:value-type="string">
            <text:p text:style-name="Table_20_Contents">Classifieur Bayesien Naif</text:p>
          </table:table-cell>
          <table:table-cell table:style-name="Tableau3.A1" office:value-type="string">
            <text:p text:style-name="Preformatted_20_Text"><text:bookmark text:name="rstudio_console_output23"/><text:span text:style-name="T37">0.2864595</text:span></text:p>
            <text:p text:style-name="P43"/>
          </table:table-cell>
          <table:table-cell table:style-name="Tableau3.A1" office:value-type="string">
            <text:p text:style-name="P55"><text:bookmark text:name="rstudio_console_output40"/><text:span text:style-name="T43">0.3251467</text:span></text:p>
          </table:table-cell>
          <table:table-cell table:style-name="Tableau3.D1" office:value-type="string">
            <text:p text:style-name="P53"><text:bookmark text:name="rstudio_console_output33"/><text:span text:style-name="T30">0.2936318</text:span></text:p>
            <text:p text:style-name="Table_20_Contents"/>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face style:name="Arial" svg:font-family="Arial, 'Helvetica Neue', Helvetica, sans-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sans-serif" svg:font-family="sans-serif"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 Mono2"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0pt" fo:language="fr" fo:country="FR" style:font-name-asian="Calibri1" style:font-family-asian="Calibri" style:font-family-generic-asian="system" style:font-pitch-asian="variable" style:font-size-asian="10pt" style:language-asian="fr" style:country-asian="FR" style:font-name-complex="Arial1" style:font-family-complex="Arial"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Heading" style:display-name="List Heading" style:family="paragraph" style:parent-style-name="Standard" style:default-outline-level="" style:class="html"/>
    <style:style style:name="List_20_Contents" style:display-name="List Contents" style:family="paragraph" style:parent-style-name="Standard" style:default-outline-level="" style:class="html"/>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fr" style:country-asian="FR" style:font-name-complex="Arial1" style:font-family-complex="Arial"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fr" style:country-asian="FR" style:font-name-complex="Arial1"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06:50:00</meta:creation-date>
    <meta:initial-creator>pc</meta:initial-creator>
    <dc:language>en-US</dc:language>
    <dc:date>2017-11-30T11:20:40.734905950</dc:date>
    <meta:editing-cycles>32</meta:editing-cycles>
    <meta:editing-duration>PT3H41M9S</meta:editing-duration>
    <meta:generator>LibreOffice/5.1.6.2$Linux_X86_64 LibreOffice_project/10m0$Build-2</meta:generator>
    <meta:document-statistic meta:table-count="3" meta:image-count="1" meta:object-count="0" meta:page-count="5" meta:paragraph-count="217" meta:word-count="1444" meta:character-count="8985" meta:non-whitespace-character-count="76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